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1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2.2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gr1" style:family="graphic">
      <style:graphic-properties draw:stroke="solid" svg:stroke-color="#000000" draw:fill="solid" draw:fill-color="#ffff99" fo:min-height="1.524cm" fo:padding-top="0.05cm" fo:padding-bottom="0.05cm" fo:padding-left="0.05cm" fo:padding-right="0.05cm"/>
    </style:style>
    <style:style style:name="gr2" style:family="graphic">
      <style:graphic-properties draw:stroke="solid" svg:stroke-width="0.02cm" svg:stroke-color="#000000" draw:marker-start-width="0.23cm" draw:marker-end-width="0.23cm" draw:fill="solid" draw:fill-color="#ffff99" draw:textarea-horizontal-align="center" draw:textarea-vertical-align="middle" fo:padding-top="0.01cm" fo:padding-bottom="0.01cm" fo:padding-left="0.01cm" fo:padding-right="0.01cm" draw:ole-draw-aspect="1"/>
    </style:style>
    <style:style style:name="gr3" style:family="graphic">
      <style:graphic-properties draw:stroke="solid" svg:stroke-color="#000000" draw:fill="solid" draw:fill-color="#ffff99" fo:min-height="0.643cm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Ejercicio 1" table:style-name="ta1">
        <table:shapes>
          <draw:frame draw:z-index="0" draw:style-name="gr1" svg:width="13.105cm" svg:height="1.624cm" svg:x="0.871cm" svg:y="9.878cm">
            <draw:text-box>
              <text:p>Realiza en las columnas D, E y F los cálculos indicados y observa la prioridad de las operaciones aritméticas.</text:p>
            </draw:text-box>
          </draw:frame>
        </table:shapes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Núm1</text:p>
          </table:table-cell>
          <table:table-cell office:value-type="string" calcext:value-type="string">
            <text:p>Núm2</text:p>
          </table:table-cell>
          <table:table-cell office:value-type="string" calcext:value-type="string">
            <text:p>Núm3</text:p>
          </table:table-cell>
          <table:table-cell table:style-name="ce1" office:value-type="string" calcext:value-type="string">
            <text:p>'=<text:span text:style-name="T1">A3</text:span>+<text:span text:style-name="T2">C3</text:span>^<text:span text:style-name="T3">B3</text:span></text:p>
          </table:table-cell>
          <table:table-cell table:style-name="ce1" office:value-type="string" calcext:value-type="string">
            <text:p>'=(<text:span text:style-name="T1">A3</text:span>+<text:span text:style-name="T2">C3</text:span>)^<text:span text:style-name="T3">B3</text:span></text:p>
          </table:table-cell>
          <table:table-cell table:style-name="ce1" office:value-type="string" calcext:value-type="string">
            <text:p>'=<text:span text:style-name="T1">A3</text:span>*<text:span text:style-name="T2">C3</text:span>^<text:span text:style-name="T3">B3</text:span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table table:name="Ejercicio 2" table:style-name="ta1">
        <table:shapes>
          <draw:frame draw:z-index="0" draw:style-name="gr2" draw:text-style-name="P1" svg:width="4.768cm" svg:height="1.189cm" svg:x="5.269cm" svg:y="10.79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3" svg:width="8.862cm" svg:height="0.743cm" svg:x="1.2cm" svg:y="9.855cm">
            <draw:text-box>
              <text:p>Realiza en la columna F, el cálculo que se propone</text:p>
            </draw:text-box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úm1</text:p>
          </table:table-cell>
          <table:table-cell office:value-type="string" calcext:value-type="string">
            <text:p>Núm2</text:p>
          </table:table-cell>
          <table:table-cell office:value-type="string" calcext:value-type="string">
            <text:p>Núm3</text:p>
          </table:table-cell>
          <table:table-cell office:value-type="string" calcext:value-type="string">
            <text:p>Núm4</text:p>
          </table:table-cell>
          <table:table-cell office:value-type="string" calcext:value-type="string">
            <text:p>Núm5</text:p>
          </table:table-cell>
          <table:table-cell office:value-type="string" calcext:value-type="string">
            <text:p>Cálcul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date-style style:name="N104">
      <number:quarter number:style="long"/>
    </number:date-style>
    <number:date-style style:name="N105">
      <number:quarter/>
    </number:date-style>
    <number:date-style style:name="N106">
      <number:text>Semana </number:text>
      <number:week-of-year/>
    </number:date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number:number-style style:name="N119P0" style:volatile="true">
      <style:text-properties fo:color="#0000ff"/>
      <number:number number:decimal-places="1" number:min-integer-digits="1"/>
      <number:text>”°”</number:text>
    </number:number-style>
    <number:number-style style:name="N119P1" style:volatile="true">
      <style:text-properties fo:color="#000000"/>
      <number:number number:decimal-places="1" number:min-integer-digits="1"/>
      <number:text>”°”</number:text>
    </number:number-style>
    <number:number-style style:name="N119">
      <style:text-properties fo:color="#ff0000"/>
      <number:number number:decimal-places="1" number:min-integer-digits="1"/>
      <number:text>”°”</number:text>
      <style:map style:condition="value()&lt;0" style:apply-style-name="N119P0"/>
      <style:map style:condition="value()&lt;=30" style:apply-style-name="N119P1"/>
    </number:number-style>
    <number:number-style style:name="N120P0" style:volatile="true">
      <style:text-properties fo:color="#0000ff"/>
      <number:number number:decimal-places="1" number:min-integer-digits="1"/>
      <number:text>°</number:text>
    </number:number-style>
    <number:number-style style:name="N120P1" style:volatile="true">
      <style:text-properties fo:color="#000000"/>
      <number:number number:decimal-places="1" number:min-integer-digits="1"/>
      <number:text>°</number:text>
    </number:number-style>
    <number:number-style style:name="N120">
      <style:text-properties fo:color="#ff0000"/>
      <number:number number:decimal-places="1" number:min-integer-digits="1"/>
      <number:text> °</number:text>
      <style:map style:condition="value()&lt;0" style:apply-style-name="N120P0"/>
      <style:map style:condition="value()&lt;=30" style:apply-style-name="N120P1"/>
    </number:number-style>
    <number:time-style style:name="N121" number:truncate-on-overflow="false">
      <number:minutes/>
      <number:text> min.</number:text>
    </number:time-style>
    <number:time-style style:name="N122" number:truncate-on-overflow="false">
      <number:seconds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00:00:17.375000000</meta:creation-date>
    <dc:date>2017-06-29T00:02:58.302000000</dc:date>
    <meta:editing-duration>PT1M46S</meta:editing-duration>
    <meta:editing-cycles>3</meta:editing-cycles>
    <meta:generator>LibreOffice/4.2.4.2$Windows_x86 LibreOffice_project/63150712c6d317d27ce2db16eb94c2f3d7b699f8</meta:generator>
    <meta:document-statistic meta:table-count="2" meta:cell-count="121" meta:object-count="3"/>
  </office:meta>
</office:document-meta>
</file>

<file path=Object 1/content.xml><?xml version="1.0" encoding="utf-8"?>
<math xmlns="http://www.w3.org/1998/Math/MathML" display="block">
  <semantics>
    <mrow>
      <mi mathvariant="normal">X</mi>
      <mo stretchy="false">=</mo>
      <mrow>
        <mfrac>
          <mrow>
            <mi mathvariant="normal">A</mi>
            <mrow>
              <mn>2</mn>
              <mo stretchy="false">+</mo>
              <mi mathvariant="normal">C</mi>
            </mrow>
            <mn>2</mn>
          </mrow>
          <mrow>
            <mi mathvariant="normal">B</mi>
            <mn>2</mn>
          </mrow>
        </mfrac>
        <mo stretchy="false">∗</mo>
        <mrow>
          <mo fence="true" stretchy="false">(</mo>
          <mrow>
            <mrow>
              <mi mathvariant="normal">D</mi>
              <mrow>
                <mn>2</mn>
                <mo stretchy="false">+</mo>
                <mi mathvariant="normal">E</mi>
              </mrow>
              <mn>2</mn>
            </mrow>
          </mrow>
          <mo fence="true" stretchy="false">)</mo>
        </mrow>
      </mrow>
    </mrow>
    <annotation encoding="StarMath 5.0"> X ={A2+C2} over {B2} * (D2+E2) </annotation>
  </semantics>
</math>
</file>